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1" style:font-name-asian="Liberation Sans1121" style:font-name-complex="Liberation Sans112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1" style:font-name-asian="Liberation Sans1121" style:font-name-complex="Liberation Sans112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1" style:font-name-asian="Liberation Sans1121" style:font-name-complex="Liberation Sans112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1" style:font-name-asian="Liberation Sans1121" style:font-name-complex="Liberation Sans112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2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21" style:font-name-asian="Liberation Sans121" style:font-name-complex="Liberation Sans12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1" style:font-name-asian="Liberation Sans1121" style:font-name-complex="Liberation Sans1121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1" style:font-name-asian="Liberation Sans1121" style:font-name-complex="Liberation Sans112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1" style:font-name-asian="Liberation Sans1121" style:font-name-complex="Liberation Sans112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1" style:font-name-asian="Liberation Sans1121" style:font-name-complex="Liberation Sans112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1" style:font-name-asian="Liberation Sans1121" style:font-name-complex="Liberation Sans112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1" style:font-name-asian="Liberation Sans1121" style:font-name-complex="Liberation Sans112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1" style:font-name-asian="Liberation Sans1121" style:font-name-complex="Liberation Sans1121"/>
    </style:style>
    <style:style style:name="ce21" style:family="table-cell" style:parent-style-name="Default" style:data-style-name="N0">
      <style:table-cell-properties fo:background-color="#000000" style:vertical-align="automatic"/>
      <style:text-properties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1" style:font-name-asian="Liberation Sans1121" style:font-name-complex="Liberation Sans112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1" style:font-name-asian="Liberation Sans1121" style:font-name-complex="Liberation Sans112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1.1.81</text:p>
          </table:table-cell>
          <table:table-cell table:style-name="ce8" office:value-type="string" calcext:value-type="string">
            <text:p>pecan</text:p>
          </table:table-cell>
          <table:table-cell table:style-name="ce8" office:value-type="string" calcext:value-type="string">
            <text:p>1.6.0</text:p>
          </table:table-cell>
          <table:table-cell table:style-name="ce10" office:value-type="string" calcext:value-type="string">
            <text:p>2025/Mar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ecan&gt;=1.4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2</text:p>
          </table:table-cell>
          <table:table-cell table:style-name="ce8" office:value-type="string" calcext:value-type="string">
            <text:p>ncclient</text:p>
          </table:table-cell>
          <table:table-cell table:style-name="ce8" office:value-type="string" calcext:value-type="string">
            <text:p>0.6.19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ncclient&gt;=0.6.1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</table:table-row>
        <table:table-row table:style-name="ro3">
          <table:table-cell table:number-columns-repeated="14"/>
        </table:table-row>
        <table:table-row table:style-name="ro1">
          <table:table-cell table:style-name="ce28" office:value-type="string" calcext:value-type="string">
            <text:p>B:</text:p>
          </table:table-cell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ken&gt;=3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3</text:p>
          </table:table-cell>
          <table:table-cell table:style-name="ce8" office:value-type="string" calcext:value-type="string">
            <text:p>setproctitle</text:p>
          </table:table-cell>
          <table:table-cell table:style-name="ce8" office:value-type="string" calcext:value-type="string">
            <text:p>1.3.7</text:p>
          </table:table-cell>
          <table:table-cell table:style-name="ce10" office:value-type="string" calcext:value-type="string">
            <text:p>2025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etproctitle&gt;=1.1.1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1">
          <table:table-cell table:style-name="ce28" office:value-type="string" calcext:value-type="string">
            <text:p>B:</text:p>
          </table:table-cell>
          <table:table-cell table:style-name="ce8" office:value-type="string" calcext:value-type="string">
            <text:p>i4.2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6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21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22</text:p>
          </table:table-cell>
          <table:table-cell table:style-name="ce8" office:value-type="string" calcext:value-type="string">
            <text:p>python-novaclient</text:p>
          </table:table-cell>
          <table:table-cell table:style-name="ce8" office:value-type="string" calcext:value-type="string">
            <text:p>18.9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novaclient&gt;=9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14">
          <table:table-cell table:number-columns-repeated="14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2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3">
          <table:table-cell table:number-columns-repeated="11"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ken&gt;=3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82</text:p>
          </table:table-cell>
          <table:table-cell table:style-name="ce8" office:value-type="string" calcext:value-type="string">
            <text:p>ncclient</text:p>
          </table:table-cell>
          <table:table-cell table:style-name="ce8" office:value-type="string" calcext:value-type="string">
            <text:p>0.6.19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cclient&gt;=0.6.1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28"/>
          <table:table-cell table:style-name="ce8" office:value-type="string" calcext:value-type="string">
            <text:p>i4.3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3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1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10</text:p>
          </table:table-cell>
          <table:table-cell table:style-name="ce8" office:value-type="string" calcext:value-type="string">
            <text:p>python-designateclient</text:p>
          </table:table-cell>
          <table:table-cell table:style-name="ce8" office:value-type="string" calcext:value-type="string">
            <text:p>6.2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designateclient&gt;=2.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!=2.9.0,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16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8" office:value-type="string" calcext:value-type="string">
            <text:p>A:</text:p>
          </table:table-cell>
          <table:table-cell table:style-name="ce8" office:value-type="string" calcext:value-type="string">
            <text:p>i4.3.12</text:p>
          </table:table-cell>
          <table:table-cell table:style-name="ce8" office:value-type="string" calcext:value-type="string">
            <text:p>neutron-lib</text:p>
          </table:table-cell>
          <table:table-cell table:style-name="ce8" office:value-type="string" calcext:value-type="string">
            <text:p>3.18.2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utron-lib&gt;=3.17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81</text:p>
          </table:table-cell>
          <table:table-cell table:style-name="ce8" office:value-type="string" calcext:value-type="string">
            <text:p>pecan</text:p>
          </table:table-cell>
          <table:table-cell table:style-name="ce8" office:value-type="string" calcext:value-type="string">
            <text:p>1.6.0</text:p>
          </table:table-cell>
          <table:table-cell table:style-name="ce10" office:value-type="string" calcext:value-type="string">
            <text:p>2025/Mar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ecan&gt;=1.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16</text:p>
          </table:table-cell>
          <table:table-cell table:style-name="ce8" office:value-type="string" calcext:value-type="string">
            <text:p>os-ken</text:p>
          </table:table-cell>
          <table:table-cell table:style-name="ce8" office:value-type="string" calcext:value-type="string">
            <text:p>3.0.1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ken&gt;=0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83</text:p>
          </table:table-cell>
          <table:table-cell table:style-name="ce8" office:value-type="string" calcext:value-type="string">
            <text:p>setproctitle</text:p>
          </table:table-cell>
          <table:table-cell table:style-name="ce8" office:value-type="string" calcext:value-type="string">
            <text:p>1.3.7</text:p>
          </table:table-cell>
          <table:table-cell table:style-name="ce10" office:value-type="string" calcext:value-type="string">
            <text:p>2025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proctitle&gt;=1.1.1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1.1</text:p>
          </table:table-cell>
          <table:table-cell table:style-name="ce19" office:value-type="string" calcext:value-type="string">
            <text:p>Neutron</text:p>
          </table:table-cell>
          <table:table-cell table:style-name="ce19" office:value-type="string" calcext:value-type="string">
            <text:p>26.0.1</text:p>
          </table:table-cell>
          <table:table-cell table:style-name="ce16" office:value-type="string" calcext:value-type="string">
            <text:p>2025/Jun/13</text:p>
          </table:table-cell>
          <table:table-cell table:style-name="ce16" office:value-type="string" calcext:value-type="string">
            <text:p>OS svc prj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table:number-columns-repeated="5"/>
          <table:table-cell table:style-name="ce18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2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2</text:p>
          </table:table-cell>
          <table:table-cell table:style-name="ce19" office:value-type="string" calcext:value-type="string">
            <text:p>neutron-lib</text:p>
          </table:table-cell>
          <table:table-cell table:style-name="ce19" office:value-type="string" calcext:value-type="string">
            <text:p>3.18.2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neutron-lib&gt;=3.1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4.2.16</text:p>
          </table:table-cell>
          <table:table-cell table:style-name="ce19" office:value-type="string" calcext:value-type="string">
            <text:p>os-ken</text:p>
          </table:table-cell>
          <table:table-cell table:style-name="ce19" office:value-type="string" calcext:value-type="string">
            <text:p>3.0.1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lib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os-ken&gt;=3.0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8" table:number-columns-repeated="16373"/>
        </table:table-row>
        <table:table-row table:style-name="ro1">
          <table:table-cell table:style-name="ce2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number-columns-repeated="14"/>
          <table:table-cell table:style-name="ce1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22</text:p>
          </table:table-cell>
          <table:table-cell table:style-name="ce19" office:value-type="string" calcext:value-type="string">
            <text:p>python-novaclient</text:p>
          </table:table-cell>
          <table:table-cell table:style-name="ce19" office:value-type="string" calcext:value-type="string">
            <text:p>18.9.0</text:p>
          </table:table-cell>
          <table:table-cell table:style-name="ce16" office:value-type="string" calcext:value-type="string">
            <text:p>2025/Feb/27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ython-novaclient&gt;=9.1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2.10</text:p>
          </table:table-cell>
          <table:table-cell table:style-name="ce19" office:value-type="string" calcext:value-type="string">
            <text:p>python-designateclient</text:p>
          </table:table-cell>
          <table:table-cell table:style-name="ce19" office:value-type="string" calcext:value-type="string">
            <text:p>6.2.0</text:p>
          </table:table-cell>
          <table:table-cell table:style-name="ce16" office:value-type="string" calcext:value-type="string">
            <text:p>2025/Feb/28</text:p>
          </table:table-cell>
          <table:table-cell table:style-name="ce16" office:value-type="string" calcext:value-type="string">
            <text:p>OS svc clnt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ython-designateclient&gt;=2.7.0</text:p>
          </table:table-cell>
          <table:table-cell table:style-name="ce19"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177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121" svg:font-family="'Liberation Sans1121'"/>
    <style:font-face style:name="Liberation Sans12" svg:font-family="'Liberation Sans12'"/>
    <style:font-face style:name="Liberation Sans121" svg:font-family="'Liberation Sans12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20T21:13:54.334442979</dc:date>
    <meta:editing-cycles>492</meta:editing-cycles>
    <meta:editing-duration>P1DT12H27M31S</meta:editing-duration>
    <meta:document-statistic meta:table-count="1" meta:cell-count="11636" meta:object-count="0"/>
    <meta:user-defined meta:name="AppVersion">16.0300</meta:user-defined>
  </office:meta>
</office:document-meta>
</file>